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1107251" text:style-name="L1">
        <text:list-header>
          <text:p text:style-name="P1">Duncan Michael</text:p>
          <text:p text:style-name="P1"/>
        </text:list-header>
        <text:list-item>
          <text:p text:style-name="P1">ok</text:p>
        </text:list-item>
        <text:list-item>
          <text:p text:style-name="P1">pwd, cd home/dmichael/, ls</text:p>
        </text:list-item>
        <text:list-item>
          <text:p text:style-name="P1">interactive, script, semantic,6:57,8.62 mi/hr</text:p>
        </text:list-item>
        <text:list-item>
          <text:p text:style-name="P1">ok</text:p>
        </text:list-item>
        <text:list-item>
          <text:p text:style-name="P1">vcs, git help commi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1:53:54</meta:creation-date>
    <dc:date>2014-01-29T12:35:11</dc:date>
    <meta:editing-duration>PT10M57S</meta:editing-duration>
    <meta:editing-cycles>1</meta:editing-cycles>
    <meta:document-statistic meta:table-count="0" meta:image-count="0" meta:object-count="0" meta:page-count="1" meta:paragraph-count="6" meta:word-count="21" meta:character-count="119" meta:non-whitespace-character-count="109"/>
    <meta:generator>LibreOffice/3.5$Linux_X86_64 LibreOffice_project/350m1$Build-2</meta:generator>
  </office:meta>
</office:document-meta>
</file>